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_20__28_Rounded_29_" svg:stroke-width="0.018cm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marker-end="線の終点_20_1" draw:fill="none" draw:textarea-vertical-align="middle"/>
    </style:style>
    <style:style style:name="gr3" style:family="graphic" style:parent-style-name="objectwithoutfill">
      <style:graphic-properties draw:marker-start="線の終点_20_1" draw:fill="none" draw:textarea-vertical-align="middle"/>
    </style:style>
    <style:style style:name="gr4" style:family="graphic" style:parent-style-name="standard">
      <style:graphic-properties draw:stroke="solid" draw:stroke-dash="Dot" svg:stroke-width="0.018cm" svg:stroke-color="#808080" draw:marker-start-width="0.227cm" draw:marker-end-width="0.227cm" svg:stroke-linecap="butt" draw:fill="none" draw:textarea-horizontal-align="justify" draw:textarea-vertical-align="middle" draw:auto-grow-height="false" fo:min-height="0.154cm" fo:min-width="2.452cm" fo:padding-top="0.134cm" fo:padding-bottom="0.134cm" fo:padding-left="0.259cm" fo:padding-right="0.259cm"/>
    </style:style>
    <style:style style:name="gr5" style:family="graphic" style:parent-style-name="standard">
      <style:graphic-properties draw:stroke="solid" draw:stroke-dash="Dot" svg:stroke-width="0.018cm" svg:stroke-color="#666666" draw:marker-start-width="0.227cm" draw:marker-end-width="0.227cm" svg:stroke-linecap="butt" draw:fill="none" draw:textarea-horizontal-align="justify" draw:textarea-vertical-align="middle" draw:auto-grow-height="false" fo:min-height="0.155cm" fo:min-width="2.452cm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8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9" style:family="graphic" style:parent-style-name="objectwithoutfill">
      <style:graphic-properties svg:stroke-width="0.028cm" svg:stroke-color="#3465a4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solid" draw:stroke-dash="Dot" svg:stroke-width="0.018cm" svg:stroke-color="#808080" draw:marker-start-width="0.227cm" draw:marker-end-width="0.227cm" svg:stroke-linecap="butt" draw:fill="none" draw:textarea-horizontal-align="justify" draw:textarea-vertical-align="middle" draw:auto-grow-height="false" fo:min-height="0.156cm" fo:min-width="2.451cm" fo:padding-top="0.134cm" fo:padding-bottom="0.134cm" fo:padding-left="0.259cm" fo:padding-right="0.259cm"/>
    </style:style>
    <style:style style:name="gr11" style:family="graphic" style:parent-style-name="standard">
      <style:graphic-properties draw:stroke="solid" draw:stroke-dash="Dot" svg:stroke-width="0.018cm" svg:stroke-color="#808080" draw:marker-start-width="0.227cm" draw:marker-end-width="0.227cm" svg:stroke-linecap="butt" draw:fill="none" draw:textarea-horizontal-align="justify" draw:textarea-vertical-align="middle" draw:auto-grow-height="false" fo:min-height="0cm" fo:min-width="0.868cm" fo:padding-top="0.134cm" fo:padding-bottom="0.134cm" fo:padding-left="0.259cm" fo:padding-right="0.259cm"/>
    </style:style>
    <style:style style:name="gr12" style:family="graphic" style:parent-style-name="objectwithoutfill">
      <style:graphic-properties draw:stroke="dash" draw:stroke-dash="Dot_20__28_Rounded_29_" svg:stroke-width="0.018cm" svg:stroke-color="#000000" draw:marker-start-width="0.227cm" draw:marker-end="" draw:marker-end-width="0.227cm" svg:stroke-linecap="round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標準">
        <draw:g>
          <draw:line draw:style-name="gr1" draw:text-style-name="P1" draw:layer="layout" svg:x1="3.46cm" svg:y1="2.023cm" svg:x2="4.398cm" svg:y2="4.086cm">
            <text:p/>
          </draw:line>
          <draw:line draw:style-name="gr2" draw:text-style-name="P1" draw:layer="layout" svg:x1="0.66cm" svg:y1="2.942cm" svg:x2="8.562cm" svg:y2="5.211cm">
            <text:p/>
          </draw:line>
          <draw:line draw:style-name="gr2" draw:text-style-name="P1" draw:layer="layout" svg:x1="0.1cm" svg:y1="4.435cm" svg:x2="9.06cm" svg:y2="3.539cm">
            <text:p/>
          </draw:line>
          <draw:line draw:style-name="gr3" draw:text-style-name="P1" draw:layer="layout" svg:x1="4.398cm" svg:y1="0.434cm" svg:x2="4.398cm" svg:y2="7.3cm">
            <text:p/>
          </draw:line>
          <draw:custom-shape draw:style-name="gr4" draw:text-style-name="P1" draw:layer="layout" svg:width="4.2cm" svg:height="0.596cm" svg:x="2.298cm" svg:y="1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4.2cm" svg:height="0.597cm" svg:x="2.298cm" svg:y="6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2.298cm" svg:y1="1.329cm" svg:x2="6.498cm" svg:y2="6.691cm">
            <text:p/>
          </draw:line>
          <draw:line draw:style-name="gr7" draw:text-style-name="P1" draw:layer="layout" svg:x1="2.298cm" svg:y1="0.434cm" svg:x2="2.298cm" svg:y2="7.3cm">
            <text:p/>
          </draw:line>
          <draw:line draw:style-name="gr7" draw:text-style-name="P1" draw:layer="layout" svg:x1="6.498cm" svg:y1="0.434cm" svg:x2="6.498cm" svg:y2="7.3cm">
            <text:p/>
          </draw:line>
          <draw:line draw:style-name="gr6" draw:text-style-name="P1" draw:layer="layout" svg:x1="6.498cm" svg:y1="1.329cm" svg:x2="2.298cm" svg:y2="6.691cm">
            <text:p/>
          </draw:line>
          <draw:frame draw:style-name="gr8" draw:text-style-name="P2" draw:layer="layout" svg:width="1.118cm" svg:height="1.149cm" svg:x="7.942cm" svg:y="5.30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8" draw:text-style-name="P2" draw:layer="layout" svg:width="1.048cm" svg:height="1.149cm" svg:x="8.852cm" svg:y="2.91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8" draw:text-style-name="P2" draw:layer="layout" svg:width="1.414cm" svg:height="1.149cm" svg:x="4.365cm" svg:y="0.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style-name="gr9" draw:text-style-name="P1" draw:layer="layout" svg:x1="4.345cm" svg:y1="4.016cm" svg:x2="6.305cm" svg:y2="3.419cm">
            <text:p/>
          </draw:line>
          <draw:custom-shape draw:style-name="gr10" draw:text-style-name="P1" draw:layer="layout" svg:width="4.199cm" svg:height="0.598cm" svg:x="2.301cm" svg:y="1.0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96cm" svg:height="0.299cm" svg:x="3.46cm" svg:y="1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4.345cm" svg:y1="4.017cm" svg:x2="5.42cm" svg:y2="2.023cm">
            <text:p/>
          </draw:line>
          <draw:line draw:style-name="gr12" draw:text-style-name="P1" draw:layer="layout" svg:x1="4.345cm" svg:y1="4.017cm" svg:x2="5.42cm" svg:y2="2.023cm">
            <text:p/>
          </draw:line>
          <draw:line draw:style-name="gr9" draw:text-style-name="P1" draw:layer="layout" svg:x1="4.398cm" svg:y1="4.017cm" svg:x2="5.68cm" svg:y2="2.366cm">
            <text:p/>
          </draw:line>
          <draw:frame draw:style-name="gr8" draw:text-style-name="P2" draw:layer="layout" svg:width="3.285cm" svg:height="1.389cm" svg:x="4.86cm" svg:y="0.82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8" draw:text-style-name="P2" draw:layer="layout" svg:width="3.43cm" svg:height="1.389cm" svg:x="5.14cm" svg:y="2.02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8" draw:text-style-name="P2" draw:layer="layout" svg:width="3.285cm" svg:height="1.388cm" svg:x="4.86cm" svg:y="3.515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13" svg:d="M0 13l10-13 10 13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1T22:54:50.814070417</dc:date>
    <meta:editing-duration>PT53M15S</meta:editing-duration>
    <meta:editing-cycles>19</meta:editing-cycles>
    <meta:generator>LibreOffice/7.3.5.2$Linux_X86_64 LibreOffice_project/3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i mathvariant="italic">ct</mi>
    <annotation encoding="StarMath 5.0">ct</annotation>
  </semantics>
</math>
</file>

<file path=Object 4/content.xml><?xml version="1.0" encoding="utf-8"?>
<math xmlns="http://www.w3.org/1998/Math/MathML" display="block">
  <semantics>
    <mrow>
      <msup>
        <mi mathvariant="italic">ds</mi>
        <mn>2</mn>
      </msup>
      <mo stretchy="false">&lt;</mo>
      <mn>0</mn>
    </mrow>
    <annotation encoding="StarMath 5.0">{ds}^{2} &lt; {0} </annotation>
  </semantics>
</math>
</file>

<file path=Object 5/content.xml><?xml version="1.0" encoding="utf-8"?>
<math xmlns="http://www.w3.org/1998/Math/MathML" display="block">
  <semantics>
    <mrow>
      <msup>
        <mi mathvariant="italic">ds</mi>
        <mn>2</mn>
      </msup>
      <mo stretchy="false">=</mo>
      <mn>0</mn>
    </mrow>
    <annotation encoding="StarMath 5.0">{ds}^{2} = {0} </annotation>
  </semantics>
</math>
</file>

<file path=Object 6/content.xml><?xml version="1.0" encoding="utf-8"?>
<math xmlns="http://www.w3.org/1998/Math/MathML" display="block">
  <semantics>
    <mrow>
      <msup>
        <mi mathvariant="italic">ds</mi>
        <mn>2</mn>
      </msup>
      <mo stretchy="false">&gt;</mo>
      <mn>0</mn>
    </mrow>
    <annotation encoding="StarMath 5.0">{ds}^{2} &gt; {0} </annotation>
  </semantics>
</math>
</file>